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18f9d7" officeooo:paragraph-rsid="0018f9d7" style:text-blinking="false" fo:background-color="transparent"/>
    </style:style>
    <style:style style:name="P2" style:family="paragraph" style:parent-style-name="Text_20_body">
      <style:text-properties officeooo:rsid="0018f9d7" officeooo:paragraph-rsid="0018f9d7"/>
    </style:style>
    <style:style style:name="P3" style:family="paragraph" style:parent-style-name="Text_20_body">
      <style:text-properties officeooo:paragraph-rsid="0018f9d7"/>
    </style:style>
    <style:style style:name="P4" style:family="paragraph" style:parent-style-name="Text_20_body">
      <style:text-properties officeooo:rsid="001ba8da" officeooo:paragraph-rsid="001ba8da"/>
    </style:style>
    <style:style style:name="P5" style:family="paragraph" style:parent-style-name="Text_20_body">
      <style:paragraph-properties fo:margin-top="0in" fo:margin-bottom="0in" loext:contextual-spacing="false" fo:line-height="138%" style:writing-mode="lr-tb"/>
      <style:text-properties officeooo:rsid="0018f9d7"/>
    </style:style>
    <style:style style:name="T1" style:family="text">
      <style:text-properties fo:font-style="normal" officeooo:rsid="0019f529" style:font-style-asian="normal" style:font-style-complex="normal"/>
    </style:style>
    <style:style style:name="T2" style:family="text">
      <style:text-properties fo:font-style="normal" officeooo:rsid="001d6ce7" style:font-style-asian="normal" style:font-style-complex="normal"/>
    </style:style>
    <style:style style:name="T3" style:family="text">
      <style:text-properties fo:font-style="normal" officeooo:rsid="001e0e07" style:font-style-asian="normal" style:font-style-complex="normal"/>
    </style:style>
    <style:style style:name="T4" style:family="text">
      <style:text-properties fo:font-style="normal" officeooo:rsid="001f9305" style:font-style-asian="normal" style:font-style-complex="normal"/>
    </style:style>
    <style:style style:name="T5" style:family="text">
      <style:text-properties fo:font-style="italic" officeooo:rsid="0019f529" style:font-style-asian="italic" style:font-style-complex="italic"/>
    </style:style>
    <style:style style:name="T6" style:family="text">
      <style:text-properties fo:font-style="italic" officeooo:rsid="001c3a10" style:font-style-asian="italic" style:font-style-complex="italic"/>
    </style:style>
    <style:style style:name="T7" style:family="text">
      <style:text-properties fo:font-style="italic" officeooo:rsid="001d6ce7" style:font-style-asian="italic" style:font-style-complex="italic"/>
    </style:style>
    <style:style style:name="T8" style:family="text">
      <style:text-properties fo:font-style="italic" officeooo:rsid="001e0e07" style:font-style-asian="italic" style:font-style-complex="italic"/>
    </style:style>
    <style:style style:name="T9" style:family="text">
      <style:text-properties fo:font-style="italic" officeooo:rsid="001f9305" style:font-style-asian="italic" style:font-style-complex="italic"/>
    </style:style>
    <style:style style:name="T10" style:family="text">
      <style:text-properties officeooo:rsid="0019f529"/>
    </style:style>
    <style:style style:name="T11" style:family="text">
      <style:text-properties officeooo:rsid="001c3a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c5a8b3e-141d-9c67-34aa-271800936de7"/>Introduction</text:p>
      <text:p text:style-name="Text_20_body"/>
      <text:p text:style-name="P2">Het genieten van een goede opleiding is voor velen va<text:span text:style-name="T10">n </text:span>groot belang. Voor het vinden van de opleiding met de hoogste kwaliteit kijkt men vaak naar de status van de universiteit waar deze aangeboden wordt. <text:span text:style-name="T10">Er zijn echter veel aspecten waarop een universiteit in kwaliteir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5">ranking </text:span><text:span text:style-name="T1">van een universiteit. Deze scores zijn</text:span><text:span text:style-name="T10">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HYPOTHESE. VERWACHTINGEN.</text:span></text:p>
      <text:p text:style-name="P2"/>
      <text:p text:style-name="P4">Methode</text:p>
      <text:p text:style-name="P4"/>
      <text:p text:style-name="P4">De data die gebruikt is in dit onderzoek is verkregen van de website <text:s/><text:span text:style-name="T10">van de Times Higher Education World University Rankings (REFERENTIE</text:span>). Op deze website staat voor elk jaar vanaf 201<text:span text:style-name="T11">1</text:span> een ranglijst met ‘s werelds top <text:span text:style-name="T11">universiteiten. Voor dit onderzoek is er alleen gekeken naar de scores van de jaren 2016, 2017 en 2018, om zo relevant mogelijke resultaten te kunnen geven. Voor het </text:span><text:span text:style-name="T6">scrapen </text:span><text:span text:style-name="T2">van de data werd er gebruik gemaakt van de Python</text:span><text:span text:style-name="T7"> requests package. </text:span><text:span text:style-name="T2">Het opgevraagde HTML-bestand bevatte echter niet de benodigde tabel, aangezien deze interacrief door JavaScript werd geladen. Er is vervolgens een </text:span><text:span text:style-name="T7">webdriver </text:span><text:span text:style-name="T2">gebruikt om de tabel uit te lezen en zo de relevante data te </text:span><text:span text:style-name="T7">scrapen</text:span><text:span text:style-name="T2">. <text:line-break/></text:span><text:span text:style-name="T3">De verkregen data was echter incompleet. In de kolommen “</text:span><text:span text:style-name="T8">overall score</text:span><text:span text:style-name="T3">”, “</text:span><text:span text:style-name="T8">industry score</text:span><text:span text:style-name="T3">”, “</text:span><text:span text:style-name="T8">international students</text:span><text:span text:style-name="T3">” en “</text:span><text:span text:style-name="T8">female/male ratio</text:span><text:span text:style-name="T3">” misten meerdere waarden, waardoor deze onbruikbaar werden. Om deze data toch te kunnen gebruiken zijn deze waarden ingevuld door middel van een </text:span><text:span text:style-name="T8">machine learning</text:span><text:span text:style-name="T3"> algoritme (REFERENTIE APPENDIX). Dit algoritme nam 80 procent can de bestaande datapunten en heeft daaruit een zo precies mogelijke voorspelling gedaan voor de missende waarden. De resterende 20 procent is als testdata voor het algoritme gebruikt. </text:span><text:span text:style-name="T4">De kolommen “</text:span><text:span text:style-name="T9">overall score</text:span><text:span text:style-name="T4">” en “</text:span><text:span text:style-name="T9">industry score</text:span><text:span text:style-name="T4">” hadden een accuratie van 98.8 en 50 procent, repectievelijk. Deze data is als correct beschouwd, en gebruikt in het resterende onderzoek. De “f</text:span><text:span text:style-name="T9">emale/male ratio</text:span><text:span text:style-name="T4">” bleek slechts 15 procent accuraat, en de verkregen data is dan ook niet gebruikt. Voor deze kolom is uiteindelijk de gemiddelde man/vrouw verdeling van alle universiteiten per land genomen voor elke universiteit waar deze data miste. Voor de kolom “international students” is gekozen om de missende datapunten in te vullen als 0, vanwege het vermoeden dat er simpelweg geen internationale studenten aan deze universiteiten studeerden in de betreffende jaren. Dit is een uiterst onnauwkeurige oplossing, en hier is dan ook rekening mee gehouden in de resultaten.</text:span></text:p>
      <text:p text:style-name="P2"/>
      <text:p text:style-name="P2"><text:soft-page-break/></text:p>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20:16:38.880056590</meta:creation-date>
    <dc:date>2018-06-19T10:38:57.914223224</dc:date>
    <meta:editing-duration>PT24M7S</meta:editing-duration>
    <meta:editing-cycles>4</meta:editing-cycles>
    <meta:generator>LibreOffice/5.1.6.2$Linux_X86_64 LibreOffice_project/10m0$Build-2</meta:generator>
    <meta:document-statistic meta:table-count="0" meta:image-count="0" meta:object-count="0" meta:page-count="2" meta:paragraph-count="4" meta:word-count="479" meta:character-count="3122" meta:non-whitespace-character-count="2645"/>
  </office:meta>
</office:document-meta>
</file>